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serif" svg:font-family="serif"/>
    <style:font-face style:name="Nimbus Roman No9 L2" svg:font-family="'Nimbus Roman No9 L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imbus Roman No9 L3" svg:font-family="'Nimbus Roman No9 L', 'Times New Roman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176cm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 style:line-height-at-least="0.176cm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97%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0.67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5" style:family="paragraph" style:parent-style-name="Standard">
      <style:paragraph-properties fo:margin-top="0cm" fo:margin-bottom="0cm" loext:contextual-spacing="false" style:line-height-at-least="0.17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6" style:family="paragraph" style:parent-style-name="Standard">
      <style:paragraph-properties fo:margin-top="0cm" fo:margin-bottom="0cm" loext:contextual-spacing="false" fo:line-height="0.52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7" style:family="paragraph" style:parent-style-name="Standard">
      <style:paragraph-properties fo:margin-top="0cm" fo:margin-bottom="0cm" loext:contextual-spacing="false" fo:line-height="0.49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8" style:family="paragraph" style:parent-style-name="Standard">
      <style:paragraph-properties fo:margin-top="0cm" fo:margin-bottom="0cm" loext:contextual-spacing="false" fo:line-height="0.487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9" style:family="paragraph" style:parent-style-name="Standard">
      <style:paragraph-properties fo:margin-top="0cm" fo:margin-bottom="0cm" loext:contextual-spacing="false" fo:line-height="0.395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0" style:family="paragraph" style:parent-style-name="Standard">
      <style:paragraph-properties fo:margin-top="0cm" fo:margin-bottom="0cm" loext:contextual-spacing="false" fo:line-height="0.104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1" style:family="paragraph" style:parent-style-name="Standard">
      <style:paragraph-properties fo:margin-top="0cm" fo:margin-bottom="0cm" loext:contextual-spacing="false" fo:line-height="0.005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2" style:family="paragraph" style:parent-style-name="Standard">
      <style:paragraph-properties fo:margin-top="0cm" fo:margin-bottom="0cm" loext:contextual-spacing="false" fo:line-height="0.002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3" style:family="paragraph" style:parent-style-name="Standard">
      <style:paragraph-properties fo:margin-top="0cm" fo:margin-bottom="0cm" loext:contextual-spacing="false" style:line-height-at-least="0.176cm" fo:text-align="center" style:justify-single-word="false" fo:orphans="0" fo:widows="0"/>
      <style:text-properties fo:color="#000000"/>
    </style:style>
    <style:style style:name="P14" style:family="paragraph" style:parent-style-name="Standard">
      <style:text-properties fo:color="#000000" style:font-name="Nimbus Roman No9 L" fo:font-size="10pt" style:font-size-asian="10pt" style:font-name-complex="Nimbus Roman No9 L" style:font-size-complex="10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Nimbus Roman No9 L1" fo:font-size="12pt" fo:font-weight="bold" style:font-size-asian="12pt" style:font-weight-asian="bold" style:font-name-complex="Nimbus Roman No9 L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Nimbus Roman No9 L1" fo:font-size="14pt" fo:font-weight="bold" style:font-size-asian="14pt" style:font-weight-asian="bold" style:font-name-complex="Nimbus Roman No9 L" style:font-size-complex="14pt" style:font-weight-complex="bold"/>
    </style:style>
    <style:style style:name="P17" style:family="paragraph" style:parent-style-name="Standard">
      <style:paragraph-properties fo:margin-left="0cm" fo:margin-right="0.564cm" fo:margin-top="0cm" fo:margin-bottom="0cm" loext:contextual-spacing="false" fo:line-height="87%" fo:orphans="0" fo:widows="0" fo:text-indent="0cm" style:auto-text-indent="false" style:punctuation-wrap="hanging"/>
      <style:text-properties fo:color="#000000" style:font-name="Nimbus Roman No9 L" fo:font-size="10pt" style:font-size-asian="10pt" style:font-name-complex="Nimbus Roman No9 L" style:font-size-complex="10pt"/>
    </style:style>
    <style:style style:name="P18" style:family="paragraph" style:parent-style-name="Standard">
      <style:paragraph-properties fo:margin-left="3.951cm" fo:margin-right="1.799cm" fo:margin-top="0cm" fo:margin-bottom="0cm" loext:contextual-spacing="false" fo:line-height="86%" fo:text-align="center" style:justify-single-word="false" fo:orphans="0" fo:widows="0" fo:text-indent="-2.129cm" style:auto-text-indent="false" style:punctuation-wrap="hanging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19" style:family="paragraph" style:parent-style-name="Standard" style:master-page-name="Standard">
      <style:paragraph-properties fo:margin-top="0cm" fo:margin-bottom="0cm" loext:contextual-spacing="false" style:line-height-at-least="0.176cm" fo:text-align="center" style:justify-single-word="false" fo:orphans="0" fo:widows="0" style:page-number="auto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0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fo:color="#000000" style:font-name="Nimbus Roman No9 L1" fo:font-size="11pt" fo:font-weight="normal" officeooo:rsid="0048e273" officeooo:paragraph-rsid="0048e273" style:font-size-asian="11pt" style:font-weight-asian="normal" style:font-name-complex="Nimbus Roman No9 L" style:font-size-complex="11pt" style:font-weight-complex="normal"/>
    </style:style>
    <style:style style:name="P21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fo:color="#000000" style:font-name="Nimbus Roman No9 L1" fo:font-size="11pt" fo:font-weight="normal" officeooo:rsid="009663ad" officeooo:paragraph-rsid="009663ad" style:font-size-asian="11pt" style:font-weight-asian="normal" style:font-name-complex="Nimbus Roman No9 L" style:font-size-complex="11pt" style:font-weight-complex="normal"/>
    </style:style>
    <style:style style:name="P2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fo:color="#000000" style:font-name="Nimbus Roman No9 L1" fo:font-size="11pt" officeooo:paragraph-rsid="0048e273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Nimbus Roman No9 L1" fo:font-size="11pt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Nimbus Roman No9 L1" fo:font-size="11pt" officeooo:paragraph-rsid="0060a52d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punctuation-wrap="hanging"/>
      <style:text-properties fo:color="#000000" style:font-name="Nimbus Roman No9 L1" fo:font-size="11pt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Nimbus Roman No9 L1" fo:font-size="11pt" fo:language="en" fo:country="US" officeooo:paragraph-rsid="0060a52d" style:font-name-asian="Nimbus Roman No9 L" style:font-size-asian="11pt" style:font-name-complex="Nimbus Roman No9 L" style:font-size-complex="11pt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style:punctuation-wrap="hanging"/>
      <style:text-properties fo:color="#000000" style:font-name="Nimbus Roman No9 L1" fo:font-size="11pt" fo:font-weight="bold" officeooo:rsid="0048e273" officeooo:paragraph-rsid="0048e273" style:font-size-asian="11pt" style:font-weight-asian="bold" style:font-name-complex="Nimbus Roman No9 L" style:font-size-complex="11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Nimbus Roman No9 L1" fo:font-size="11pt" officeooo:paragraph-rsid="00690c25" style:font-size-asian="11pt" style:font-size-complex="11pt"/>
    </style:style>
    <style:style style:name="P29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style:font-size-asian="10pt" style:font-name-complex="Nimbus Roman No9 L" style:font-size-complex="10pt"/>
    </style:style>
    <style:style style:name="P30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officeooo:paragraph-rsid="004babe4" style:font-size-asian="10pt" style:font-name-complex="Nimbus Roman No9 L" style:font-size-complex="10pt"/>
    </style:style>
    <style:style style:name="P31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officeooo:paragraph-rsid="004babe4"/>
    </style:style>
    <style:style style:name="P32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officeooo:paragraph-rsid="004babe4"/>
    </style:style>
    <style:style style:name="P33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officeooo:paragraph-rsid="004c5424"/>
    </style:style>
    <style:style style:name="P34" style:family="paragraph" style:parent-style-name="Standard">
      <style:paragraph-properties fo:margin-left="0cm" fo:margin-right="0.564cm" fo:margin-top="0cm" fo:margin-bottom="0cm" loext:contextual-spacing="false" fo:line-height="100%" fo:text-align="justify" style:justify-single-word="false" fo:orphans="0" fo:widows="0" fo:text-indent="0cm" style:auto-text-indent="false" style:punctuation-wrap="hanging"/>
      <style:text-properties fo:color="#000000" style:font-name="Nimbus Roman No9 L1" fo:font-size="11pt" fo:font-weight="bold" officeooo:rsid="0048e273" officeooo:paragraph-rsid="0086914d" style:font-size-asian="11pt" style:font-weight-asian="bold" style:font-name-complex="Nimbus Roman No9 L" style:font-size-complex="11pt" style:font-weight-complex="bold"/>
    </style:style>
    <style:style style:name="P35" style:family="paragraph" style:parent-style-name="Standard">
      <style:paragraph-properties fo:margin-left="0cm" fo:margin-right="0.564cm" fo:margin-top="0cm" fo:margin-bottom="0cm" loext:contextual-spacing="false" fo:line-height="100%" fo:text-align="justify" style:justify-single-word="false" fo:orphans="0" fo:widows="0" fo:text-indent="0cm" style:auto-text-indent="false" style:punctuation-wrap="hanging"/>
      <style:text-properties officeooo:paragraph-rsid="007e779c"/>
    </style:style>
    <style:style style:name="P36" style:family="paragraph" style:parent-style-name="Standard">
      <style:paragraph-properties fo:margin-left="0cm" fo:margin-right="0.564cm" fo:margin-top="0cm" fo:margin-bottom="0cm" loext:contextual-spacing="false" fo:line-height="100%" fo:text-align="justify" style:justify-single-word="false" fo:orphans="0" fo:widows="0" fo:text-indent="0cm" style:auto-text-indent="false" style:punctuation-wrap="hanging"/>
      <style:text-properties officeooo:paragraph-rsid="0086914d"/>
    </style:style>
    <style:style style:name="P37" style:family="paragraph" style:parent-style-name="Standard">
      <style:paragraph-properties fo:margin-left="0cm" fo:margin-right="0.564cm" fo:margin-top="0cm" fo:margin-bottom="0cm" loext:contextual-spacing="false" fo:line-height="100%" fo:text-align="justify" style:justify-single-word="false" fo:orphans="0" fo:widows="0" fo:text-indent="0cm" style:auto-text-indent="false" style:punctuation-wrap="hanging"/>
      <style:text-properties officeooo:paragraph-rsid="008c5b00"/>
    </style:style>
    <style:style style:name="P38" style:family="paragraph" style:parent-style-name="Text_20_body" style:list-style-name="L1">
      <style:paragraph-properties fo:line-height="100%" fo:text-align="justify" style:justify-single-word="false"/>
      <style:text-properties fo:font-size="11pt" officeooo:paragraph-rsid="0092b509"/>
    </style:style>
    <style:style style:name="P39" style:family="paragraph" style:parent-style-name="Text_20_body" style:list-style-name="L1">
      <style:text-properties style:font-name="Nimbus Roman No9 L1" fo:font-size="11pt" officeooo:paragraph-rsid="00701033" style:font-size-asian="11pt" style:font-size-complex="11pt"/>
    </style:style>
    <style:style style:name="T1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 style:font-weight-complex="bold"/>
    </style:style>
    <style:style style:name="T2" style:family="text">
      <style:text-properties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T3" style:family="text">
      <style:text-properties style:font-name="Nimbus Roman No9 L" fo:font-size="10pt" fo:font-weight="bold" officeooo:rsid="00437270" style:font-size-asian="10pt" style:font-weight-asian="bold" style:font-name-complex="Nimbus Roman No9 L" style:font-size-complex="10pt" style:font-weight-complex="bold"/>
    </style:style>
    <style:style style:name="T4" style:family="text">
      <style:text-properties style:font-name="Nimbus Roman No9 L" fo:font-size="10pt" fo:font-weight="bold" officeooo:rsid="004b5ac6" style:font-size-asian="10pt" style:font-weight-asian="bold" style:font-name-complex="Nimbus Roman No9 L" style:font-size-complex="10pt" style:font-weight-complex="bold"/>
    </style:style>
    <style:style style:name="T5" style:family="text">
      <style:text-properties style:font-name="Nimbus Roman No9 L" fo:font-size="10pt" fo:font-weight="bold" officeooo:rsid="00640852" style:font-size-asian="10pt" style:font-weight-asian="bold" style:font-name-complex="Nimbus Roman No9 L" style:font-size-complex="10pt" style:font-weight-complex="bold"/>
    </style:style>
    <style:style style:name="T6" style:family="text">
      <style:text-properties style:font-name="Nimbus Roman No9 L" fo:font-size="10pt" fo:font-weight="bold" officeooo:rsid="00701033" style:font-size-asian="10pt" style:font-weight-asian="bold" style:font-name-complex="Nimbus Roman No9 L" style:font-size-complex="10pt" style:font-weight-complex="bold"/>
    </style:style>
    <style:style style:name="T7" style:family="text">
      <style:text-properties style:font-name-asian="Nimbus Roman No9 L" style:font-name-complex="Nimbus Roman No9 L"/>
    </style:style>
    <style:style style:name="T8" style:family="text">
      <style:text-properties fo:font-weight="normal" officeooo:rsid="0022eee4" style:font-weight-asian="normal" style:font-name-complex="Nimbus Roman No9 L" style:font-weight-complex="normal"/>
    </style:style>
    <style:style style:name="T9" style:family="text">
      <style:text-properties fo:font-weight="normal" officeooo:rsid="002d3b10" style:font-weight-asian="normal" style:font-name-complex="Nimbus Roman No9 L" style:font-weight-complex="normal"/>
    </style:style>
    <style:style style:name="T10" style:family="text">
      <style:text-properties fo:language="en" fo:country="US" style:font-name-asian="ヒラギノ角ゴ Pro W3" style:font-name-complex="Nimbus Roman No9 L"/>
    </style:style>
    <style:style style:name="T11" style:family="text">
      <style:text-properties fo:language="en" fo:country="US" style:font-name-asian="Nimbus Roman No9 L" style:font-name-complex="Nimbus Roman No9 L"/>
    </style:style>
    <style:style style:name="T12" style:family="text">
      <style:text-properties style:font-name-asian="ヒラギノ角ゴ Pro W3" style:font-name-complex="Nimbus Roman No9 L"/>
    </style:style>
    <style:style style:name="T13" style:family="text">
      <style:text-properties fo:color="#000000" style:text-position="0% 100%" style:font-name="Nimbus Roman No9 L1" fo:font-size="11pt" fo:font-weight="normal" officeooo:rsid="00658902" style:font-size-asian="11pt" style:font-weight-asian="normal" style:font-name-complex="Nimbus Roman No9 L" style:font-size-complex="11pt" style:font-weight-complex="normal"/>
    </style:style>
    <style:style style:name="T14" style:family="text">
      <style:text-properties fo:color="#000000" style:text-position="0% 100%" style:font-name="Nimbus Roman No9 L1" fo:font-size="11pt" fo:font-weight="normal" officeooo:rsid="00670d9b" style:font-size-asian="11pt" style:font-weight-asian="normal" style:font-name-complex="Nimbus Roman No9 L" style:font-size-complex="11pt" style:font-weight-complex="normal"/>
    </style:style>
    <style:style style:name="T15" style:family="text">
      <style:text-properties fo:color="#000000" style:text-position="0% 100%" style:font-name="Nimbus Roman No9 L1" fo:font-size="11pt" fo:font-weight="bold" officeooo:rsid="00658902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text-position="0% 100%" fo:font-weight="normal" officeooo:rsid="007e779c" style:font-weight-asian="normal" style:font-name-complex="Calibri1" style:font-weight-complex="normal"/>
    </style:style>
    <style:style style:name="T17" style:family="text">
      <style:text-properties fo:color="#000000" style:text-position="0% 100%" style:font-name="Nimbus Roman No9 L2" fo:font-size="11pt" fo:font-weight="bold" officeooo:rsid="0067a01a" style:font-name-asian="Nimbus Roman No9 L2" style:font-size-asian="11pt" style:font-weight-asian="bold" style:font-name-complex="Nimbus Roman No9 L2" style:font-size-complex="11pt" style:font-weight-complex="bold"/>
    </style:style>
    <style:style style:name="T18" style:family="text">
      <style:text-properties fo:color="#000000" style:text-position="0% 100%" style:font-name="Nimbus Roman No9 L1" fo:font-size="11pt" fo:font-weight="normal" officeooo:rsid="002a0516" style:font-size-asian="11pt" style:font-weight-asian="normal" style:font-name-complex="Nimbus Roman No9 L" style:font-size-complex="11pt" style:font-weight-complex="normal"/>
    </style:style>
    <style:style style:name="T19" style:family="text">
      <style:text-properties fo:color="#000000" style:text-position="0% 100%" style:font-name="Nimbus Roman No9 L1" fo:font-size="11pt" fo:font-weight="normal" officeooo:rsid="0048e273" style:font-size-asian="11pt" style:font-weight-asian="normal" style:font-name-complex="Calibri1" style:font-size-complex="11pt" style:font-weight-complex="normal"/>
    </style:style>
    <style:style style:name="T20" style:family="text">
      <style:text-properties fo:color="#000000" style:text-position="0% 100%" style:font-name="Nimbus Roman No9 L1" fo:font-size="11pt" fo:font-weight="normal" officeooo:rsid="0067d2e0" style:font-size-asian="11pt" style:font-weight-asian="normal" style:font-name-complex="Calibri1" style:font-size-complex="11pt" style:font-weight-complex="normal"/>
    </style:style>
    <style:style style:name="T21" style:family="text">
      <style:text-properties fo:color="#000000" style:text-position="0% 100%" style:font-name="Nimbus Roman No9 L1" fo:font-size="11pt" fo:font-weight="normal" officeooo:rsid="006926e8" style:font-size-asian="11pt" style:font-weight-asian="normal" style:font-name-complex="Calibri1" style:font-size-complex="11pt" style:font-weight-complex="normal"/>
    </style:style>
    <style:style style:name="T22" style:family="text">
      <style:text-properties fo:color="#000000" style:text-position="0% 100%" style:font-name="Nimbus Roman No9 L1" fo:font-size="11pt" fo:font-weight="normal" officeooo:rsid="006926e8" style:font-size-asian="11pt" style:font-weight-asian="normal" style:font-name-complex="Calibri1" style:font-size-complex="11pt" style:font-weight-complex="normal"/>
    </style:style>
    <style:style style:name="T23" style:family="text">
      <style:text-properties fo:color="#000000" style:text-position="0% 100%" style:font-name="Nimbus Roman No9 L1" fo:font-size="11pt" fo:font-weight="normal" officeooo:rsid="0075f98b" style:font-size-asian="11pt" style:font-weight-asian="normal" style:font-name-complex="Calibri1" style:font-size-complex="11pt" style:font-weight-complex="normal"/>
    </style:style>
    <style:style style:name="T24" style:family="text">
      <style:text-properties fo:color="#000000" style:text-position="0% 100%" style:font-name="Nimbus Roman No9 L1" fo:font-size="11pt" fo:font-weight="normal" officeooo:rsid="00779ea3" style:font-size-asian="11pt" style:font-weight-asian="normal" style:font-name-complex="Calibri1" style:font-size-complex="11pt" style:font-weight-complex="normal"/>
    </style:style>
    <style:style style:name="T25" style:family="text">
      <style:text-properties fo:color="#000000" style:text-position="0% 100%" style:font-name="Nimbus Roman No9 L1" fo:font-size="11pt" fo:font-weight="normal" officeooo:rsid="007a1b09" style:font-size-asian="11pt" style:font-weight-asian="normal" style:font-name-complex="Calibri1" style:font-size-complex="11pt" style:font-weight-complex="normal"/>
    </style:style>
    <style:style style:name="T26" style:family="text">
      <style:text-properties fo:color="#000000" style:text-position="0% 100%" style:font-name="Nimbus Roman No9 L1" fo:font-size="11pt" fo:font-weight="normal" officeooo:rsid="007e779c" style:font-size-asian="11pt" style:font-weight-asian="normal" style:font-name-complex="Calibri1" style:font-size-complex="11pt" style:font-weight-complex="normal"/>
    </style:style>
    <style:style style:name="T27" style:family="text">
      <style:text-properties fo:color="#000000" style:text-position="0% 100%" style:font-name="Nimbus Roman No9 L1" fo:font-size="11pt" fo:font-weight="normal" officeooo:rsid="007f47c8" style:font-size-asian="11pt" style:font-weight-asian="normal" style:font-name-complex="Calibri1" style:font-size-complex="11pt" style:font-weight-complex="normal"/>
    </style:style>
    <style:style style:name="T28" style:family="text">
      <style:text-properties fo:color="#000000" style:text-position="0% 100%" style:font-name="Nimbus Roman No9 L1" fo:font-size="11pt" fo:font-weight="normal" officeooo:rsid="008046b2" style:font-size-asian="11pt" style:font-weight-asian="normal" style:font-name-complex="Calibri1" style:font-size-complex="11pt" style:font-weight-complex="normal"/>
    </style:style>
    <style:style style:name="T29" style:family="text">
      <style:text-properties fo:color="#000000" style:text-position="0% 100%" style:font-name="Nimbus Roman No9 L1" fo:font-size="11pt" fo:font-weight="normal" officeooo:rsid="0080f6f0" style:font-size-asian="11pt" style:font-weight-asian="normal" style:font-name-complex="Calibri1" style:font-size-complex="11pt" style:font-weight-complex="normal"/>
    </style:style>
    <style:style style:name="T30" style:family="text">
      <style:text-properties fo:color="#000000" style:text-position="0% 100%" style:font-name="Nimbus Roman No9 L1" fo:font-size="11pt" fo:font-weight="normal" officeooo:rsid="00824833" style:font-size-asian="11pt" style:font-weight-asian="normal" style:font-name-complex="Calibri1" style:font-size-complex="11pt" style:font-weight-complex="normal"/>
    </style:style>
    <style:style style:name="T31" style:family="text">
      <style:text-properties fo:color="#000000" style:text-position="0% 100%" style:font-name="Nimbus Roman No9 L1" fo:font-size="11pt" fo:font-weight="normal" officeooo:rsid="00825f27" style:font-size-asian="11pt" style:font-weight-asian="normal" style:font-name-complex="Calibri1" style:font-size-complex="11pt" style:font-weight-complex="normal"/>
    </style:style>
    <style:style style:name="T32" style:family="text">
      <style:text-properties fo:color="#000000" style:text-position="0% 100%" style:font-name="Nimbus Roman No9 L1" fo:font-size="11pt" fo:font-weight="normal" officeooo:rsid="0083b9d4" style:font-size-asian="11pt" style:font-weight-asian="normal" style:font-name-complex="Calibri1" style:font-size-complex="11pt" style:font-weight-complex="normal"/>
    </style:style>
    <style:style style:name="T33" style:family="text">
      <style:text-properties fo:color="#000000" style:text-position="0% 100%" style:font-name="Nimbus Roman No9 L1" fo:font-size="11pt" fo:font-weight="normal" officeooo:rsid="0084e911" style:font-size-asian="11pt" style:font-weight-asian="normal" style:font-name-complex="Calibri1" style:font-size-complex="11pt" style:font-weight-complex="normal"/>
    </style:style>
    <style:style style:name="T34" style:family="text">
      <style:text-properties fo:color="#000000" style:text-position="0% 100%" style:font-name="Nimbus Roman No9 L1" fo:font-size="11pt" fo:font-weight="normal" officeooo:rsid="0085fca4" style:font-size-asian="11pt" style:font-weight-asian="normal" style:font-name-complex="Calibri1" style:font-size-complex="11pt" style:font-weight-complex="normal"/>
    </style:style>
    <style:style style:name="T35" style:family="text">
      <style:text-properties fo:color="#000000" style:text-position="0% 100%" style:font-name="Nimbus Roman No9 L1" fo:font-size="11pt" fo:font-weight="normal" officeooo:rsid="0086840e" style:font-size-asian="11pt" style:font-weight-asian="normal" style:font-name-complex="Calibri1" style:font-size-complex="11pt" style:font-weight-complex="normal"/>
    </style:style>
    <style:style style:name="T36" style:family="text">
      <style:text-properties fo:color="#000000" style:text-position="0% 100%" style:font-name="Nimbus Roman No9 L1" fo:font-size="11pt" fo:font-weight="normal" officeooo:rsid="0086914d" style:font-size-asian="11pt" style:font-weight-asian="normal" style:font-name-complex="Calibri1" style:font-size-complex="11pt" style:font-weight-complex="normal"/>
    </style:style>
    <style:style style:name="T37" style:family="text">
      <style:text-properties fo:color="#000000" style:text-position="0% 100%" style:font-name="Nimbus Roman No9 L1" fo:font-size="11pt" fo:font-weight="normal" officeooo:rsid="0087f6cf" style:font-size-asian="11pt" style:font-weight-asian="normal" style:font-name-complex="Calibri1" style:font-size-complex="11pt" style:font-weight-complex="normal"/>
    </style:style>
    <style:style style:name="T38" style:family="text">
      <style:text-properties fo:color="#000000" style:text-position="0% 100%" style:font-name="Nimbus Roman No9 L1" fo:font-size="11pt" fo:font-weight="normal" officeooo:rsid="008913bf" style:font-size-asian="11pt" style:font-weight-asian="normal" style:font-name-complex="Calibri1" style:font-size-complex="11pt" style:font-weight-complex="normal"/>
    </style:style>
    <style:style style:name="T39" style:family="text">
      <style:text-properties fo:color="#000000" style:text-position="0% 100%" style:font-name="Nimbus Roman No9 L1" fo:font-size="11pt" fo:font-weight="normal" officeooo:rsid="008a7a68" style:font-size-asian="11pt" style:font-weight-asian="normal" style:font-name-complex="Calibri1" style:font-size-complex="11pt" style:font-weight-complex="normal"/>
    </style:style>
    <style:style style:name="T40" style:family="text">
      <style:text-properties fo:color="#000000" style:text-position="0% 100%" style:font-name="Nimbus Roman No9 L1" fo:font-size="11pt" fo:font-weight="normal" officeooo:rsid="008c5880" style:font-size-asian="11pt" style:font-weight-asian="normal" style:font-name-complex="Calibri1" style:font-size-complex="11pt" style:font-weight-complex="normal"/>
    </style:style>
    <style:style style:name="T41" style:family="text">
      <style:text-properties fo:color="#000000" style:text-position="0% 100%" style:font-name="Nimbus Roman No9 L1" fo:font-size="11pt" fo:font-weight="normal" officeooo:rsid="008c5b00" style:font-size-asian="11pt" style:font-weight-asian="normal" style:font-name-complex="Calibri1" style:font-size-complex="11pt" style:font-weight-complex="normal"/>
    </style:style>
    <style:style style:name="T42" style:family="text">
      <style:text-properties fo:color="#000000" style:text-position="0% 100%" style:font-name="Nimbus Roman No9 L1" fo:font-size="11pt" fo:font-weight="normal" officeooo:rsid="00992633" style:font-size-asian="11pt" style:font-weight-asian="normal" style:font-name-complex="Calibri1" style:font-size-complex="11pt" style:font-weight-complex="normal"/>
    </style:style>
    <style:style style:name="T43" style:family="text">
      <style:text-properties fo:color="#000000" style:text-position="0% 100%" style:font-name="Nimbus Roman No9 L1" fo:font-size="11pt" fo:font-weight="normal" officeooo:rsid="0078991b" style:font-size-asian="11pt" style:font-weight-asian="normal" style:font-name-complex="Nimbus Roman No9 L3" style:font-size-complex="11pt" style:font-weight-complex="normal"/>
    </style:style>
    <style:style style:name="T44" style:family="text">
      <style:text-properties fo:color="#000000" style:text-position="0% 100%" style:font-name="Nimbus Roman No9 L1" fo:font-size="11pt" fo:font-weight="normal" officeooo:rsid="006926e8" style:font-size-asian="11pt" style:font-weight-asian="normal" style:font-name-complex="Nimbus Roman No9 L3" style:font-size-complex="11pt" style:font-weight-complex="normal"/>
    </style:style>
    <style:style style:name="T45" style:family="text">
      <style:text-properties fo:color="#000000" style:text-position="0% 100%" style:font-name="Nimbus Roman No9 L1" fo:font-size="11pt" fo:font-weight="normal" officeooo:rsid="00824833" style:font-size-asian="11pt" style:font-weight-asian="normal" style:font-name-complex="Nimbus Roman No9 L3" style:font-size-complex="11pt" style:font-weight-complex="normal"/>
    </style:style>
    <style:style style:name="T46" style:family="text">
      <style:text-properties fo:color="#000000" style:text-position="0% 100%" style:font-name="Nimbus Roman No9 L1" fo:font-size="11pt" fo:font-weight="bold" officeooo:rsid="006926e8" style:font-size-asian="11pt" style:font-weight-asian="bold" style:font-name-complex="Nimbus Roman No9 L3" style:font-size-complex="11pt" style:font-weight-complex="bold"/>
    </style:style>
    <style:style style:name="T47" style:family="text">
      <style:text-properties fo:color="#000000" style:text-position="0% 100%" style:font-name="Nimbus Roman No9 L1" fo:font-size="11pt" fo:font-weight="bold" officeooo:rsid="008046b2" style:font-size-asian="11pt" style:font-weight-asian="bold" style:font-name-complex="Calibri1" style:font-size-complex="11pt" style:font-weight-complex="bold"/>
    </style:style>
    <style:style style:name="T48" style:family="text">
      <style:text-properties fo:color="#000000" style:font-name="Nimbus Roman No9 L" fo:font-size="10pt" style:font-size-asian="10pt" style:font-name-complex="Nimbus Roman No9 L" style:font-size-complex="10pt"/>
    </style:style>
    <style:style style:name="T49" style:family="text">
      <style:text-properties fo:color="#000000" style:font-name="Nimbus Roman No9 L" fo:font-size="10pt" officeooo:rsid="001605c2" style:font-size-asian="10pt" style:font-name-complex="Nimbus Roman No9 L" style:font-size-complex="10pt"/>
    </style:style>
    <style:style style:name="T50" style:family="text">
      <style:text-properties fo:color="#000000" style:font-name="Nimbus Roman No9 L" fo:font-size="10pt" officeooo:rsid="00437270" style:font-size-asian="10pt" style:font-name-complex="Nimbus Roman No9 L" style:font-size-complex="10pt"/>
    </style:style>
    <style:style style:name="T51" style:family="text">
      <style:text-properties fo:color="#000000" style:font-name="Nimbus Roman No9 L" fo:font-size="10pt" style:font-name-asian="Nimbus Roman No9 L" style:font-size-asian="10pt" style:font-name-complex="Nimbus Roman No9 L" style:font-size-complex="10pt"/>
    </style:style>
    <style:style style:name="T52" style:family="text"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T53" style:family="text">
      <style:text-properties fo:color="#000000" style:text-position="super 58%" style:font-name="Nimbus Roman No9 L1" fo:font-size="11pt" fo:font-weight="normal" officeooo:rsid="006926e8" style:font-size-asian="11pt" style:font-weight-asian="normal" style:font-name-complex="Nimbus Roman No9 L3" style:font-size-complex="11pt" style:font-weight-complex="normal"/>
    </style:style>
    <style:style style:name="T54" style:family="text">
      <style:text-properties fo:color="#000000" style:text-position="super 58%" style:font-name="Nimbus Roman No9 L1" fo:font-size="11pt" fo:font-weight="normal" officeooo:rsid="0080f6f0" style:font-size-asian="11pt" style:font-weight-asian="normal" style:font-name-complex="Calibri1" style:font-size-complex="11pt" style:font-weight-complex="normal"/>
    </style:style>
    <style:style style:name="T55" style:family="text">
      <style:text-properties fo:color="#000000" fo:font-weight="bold" style:font-weight-asian="bold" style:font-name-complex="Calibri1" style:font-weight-complex="bold"/>
    </style:style>
    <style:style style:name="T56" style:family="text">
      <style:text-properties fo:color="#000000" fo:font-weight="bold" style:font-weight-asian="bold" style:font-name-complex="Nimbus Roman No9 L" style:font-weight-complex="bold"/>
    </style:style>
    <style:style style:name="T57" style:family="text">
      <style:text-properties fo:color="#000000" style:font-name="Nimbus Roman No9 L1" officeooo:rsid="00690c25" style:font-size-asian="11pt" style:font-name-complex="Calibri1" style:font-size-complex="11pt" style:font-weight-complex="bold"/>
    </style:style>
    <style:style style:name="T58" style:family="text">
      <style:text-properties fo:color="#000000" style:font-name="Nimbus Roman No9 L1" officeooo:rsid="00701033" style:font-size-asian="11pt" style:font-name-complex="Calibri1" style:font-size-complex="11pt" style:font-weight-complex="bold"/>
    </style:style>
    <style:style style:name="T59" style:family="text">
      <style:text-properties fo:color="#000000" style:font-name="Nimbus Roman No9 L1" officeooo:rsid="00911f61" style:font-size-asian="11pt" style:font-name-complex="Calibri1" style:font-size-complex="11pt" style:font-weight-complex="bold"/>
    </style:style>
    <style:style style:name="T60" style:family="text">
      <style:text-properties fo:color="#000000" style:font-name="Nimbus Roman No9 L1" officeooo:rsid="00940fea" style:font-size-asian="11pt" style:font-name-complex="Calibri1" style:font-size-complex="11pt" style:font-weight-complex="bold"/>
    </style:style>
    <style:style style:name="T61" style:family="text">
      <style:text-properties fo:color="#000000" style:font-name="Nimbus Roman No9 L1" fo:font-weight="bold" officeooo:rsid="00690c25" style:font-size-asian="11pt" style:font-weight-asian="bold" style:font-name-complex="Calibri1" style:font-size-complex="11pt" style:font-weight-complex="bold"/>
    </style:style>
    <style:style style:name="T62" style:family="text">
      <style:text-properties fo:color="#000000" style:font-name="Nimbus Roman No9 L1" fo:font-size="10pt" officeooo:rsid="00911f61" style:font-size-asian="11pt" style:font-name-complex="Calibri1" style:font-size-complex="11pt" style:font-weight-complex="bold"/>
    </style:style>
    <style:style style:name="T63" style:family="text">
      <style:text-properties fo:color="#000000" officeooo:rsid="00709cd3" style:font-name-complex="Calibri1" style:font-weight-complex="bold"/>
    </style:style>
    <style:style style:name="T64" style:family="text">
      <style:text-properties fo:color="#000000" style:font-name-complex="Calibri1" style:font-weight-complex="bold"/>
    </style:style>
    <style:style style:name="T65" style:family="text">
      <style:text-properties fo:color="#000000" officeooo:rsid="00722939" style:font-name-complex="Calibri1" style:font-weight-complex="bold"/>
    </style:style>
    <style:style style:name="T66" style:family="text">
      <style:text-properties fo:color="#000000" officeooo:rsid="0067d2e0" style:font-name-complex="Calibri1" style:font-weight-complex="bold"/>
    </style:style>
    <style:style style:name="T67" style:family="text">
      <style:text-properties fo:color="#000000" officeooo:rsid="00940fea" style:font-name-complex="Calibri1" style:font-weight-complex="bold"/>
    </style:style>
    <style:style style:name="T68" style:family="text">
      <style:text-properties fo:color="#000000" officeooo:rsid="009467ea" style:font-name-complex="Calibri1" style:font-weight-complex="bold"/>
    </style:style>
    <style:style style:name="T69" style:family="text">
      <style:text-properties fo:color="#000000" fo:font-weight="normal" style:font-weight-asian="normal" style:font-name-complex="Calibri1" style:font-weight-complex="normal"/>
    </style:style>
    <style:style style:name="T70" style:family="text">
      <style:text-properties fo:color="#000000" fo:font-weight="normal" officeooo:rsid="0094b6d2" style:font-weight-asian="normal" style:font-name-complex="Calibri1" style:font-weight-complex="normal"/>
    </style:style>
    <style:style style:name="T71" style:family="text">
      <style:text-properties officeooo:rsid="006c09bc"/>
    </style:style>
    <style:style style:name="T72" style:family="text">
      <style:text-properties style:font-name="Nimbus Roman No9 L1" fo:font-size="11pt" style:font-size-asian="11pt" style:font-size-complex="11pt"/>
    </style:style>
    <style:style style:name="T73" style:family="text">
      <style:text-properties style:font-name="Nimbus Roman No9 L1" fo:font-size="11pt" officeooo:rsid="0086840e" style:font-size-asian="11pt" style:font-size-complex="11pt"/>
    </style:style>
    <style:style style:name="T74" style:family="text">
      <style:text-properties officeooo:rsid="00962bfc"/>
    </style:style>
    <style:style style:name="T75" style:family="text">
      <style:text-properties officeooo:rsid="0097ad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EPARTMENT OF PHYSICS</text:p>
      <text:p text:style-name="P3">PANJAB UNIVERSITY</text:p>
      <text:p text:style-name="P12"/>
      <text:p text:style-name="P2">CHANDIGARH.</text:p>
      <text:p text:style-name="P3">SIX-MONTHLY PROGRESS REPORT</text:p>
      <text:p text:style-name="P11"/>
      <text:p text:style-name="P2">PROFORMA FOR Ph.D. CANDIDATES</text:p>
      <text:p text:style-name="P13"><text:span text:style-name="T1"><text:s/></text:span><text:span text:style-name="T2">From </text:span><text:span text:style-name="T3">J</text:span><text:span text:style-name="T6">uly</text:span><text:span text:style-name="T4">-December</text:span><text:span text:style-name="T2">, 201</text:span><text:span text:style-name="T5">7</text:span></text:p>
      <text:p text:style-name="P10"/>
      <text:p text:style-name="P18">(To be submitted bi-annually by June, 30th and December, 31st)</text:p>
      <text:list xml:id="list3689572184945772566" text:style-name="WW8Num1">
        <text:list-header>
          <text:p text:style-name="P29"/>
        </text:list-header>
        <text:list-item>
          <text:p text:style-name="P30">Name of the candidate: <text:s/>Anterpreet Kaur</text:p>
          <text:p text:style-name="P30"/>
        </text:list-item>
        <text:list-item>
          <text:p text:style-name="P30">Faculty: Science </text:p>
          <text:p text:style-name="P30"/>
        </text:list-item>
        <text:list-item>
          <text:p text:style-name="P30">Department: Physics </text:p>
          <text:p text:style-name="P30"/>
        </text:list-item>
        <text:list-item>
          <text:p text:style-name="P30">Enrolment No. and Date: <text:s/>13/1033, 10 April, 2013</text:p>
          <text:p text:style-name="P31"/>
        </text:list-item>
        <text:list-item>
          <text:p text:style-name="P32"><text:span text:style-name="T48">Registration No. and Date: <text:s/></text:span><text:span text:style-name="T50">4962, <text:s/>4 February, 2016</text:span></text:p>
          <text:p text:style-name="P32"/>
        </text:list-item>
        <text:list-item>
          <text:p text:style-name="P32"><text:span text:style-name="T48">Tentative/Approved Title: <text:s/>MEASUREMENT OF MULTIJET CROSS-SECTION RATIOS IN <text:tab/></text:span><text:span text:style-name="T49">P</text:span><text:span text:style-name="T48">ROTON-PROTON COLLISIONS WITH THE CMS</text:span><text:span text:style-name="T51"> </text:span><text:span text:style-name="T48">DETECTOR AT THE LHC (</text:span><text:span text:style-name="T50">Approved</text:span><text:span text:style-name="T48">)</text:span></text:p>
          <text:p text:style-name="P32"/>
        </text:list-item>
        <text:list-item>
          <text:p text:style-name="P30">A summary of the work done during the last six months (Depending upon <text:s/>the stage of Ph. D work) <text:tab/>providing details of (i) Review of Literature, (ii) Experimentation/Data Collection, and Field work: (iii) <text:tab/>Data Processing: (iv) Data Analysis and Interpretation and (v) Stage of thesis writing with specific <text:tab/>reference to the goals set for the previous 6 months. (Separate sheet attached) </text:p>
          <text:p text:style-name="P32"/>
        </text:list-item>
        <text:list-item>
          <text:p text:style-name="P33"><text:span text:style-name="T48">Did you complete the tasks and achieve the goals you had set for the period under report? Yes/No<text:tab/></text:span><text:span text:style-name="T52">Yes </text:span></text:p>
          <text:p text:style-name="P33"/>
          <text:p text:style-name="P33"><text:span text:style-name="T52"><text:tab/></text:span><text:span text:style-name="T48">If No: Difficulties, Constraints faced in achieving the objectives that had been formulated for the period <text:tab/>under report.</text:span></text:p>
        </text:list-item>
      </text:list>
      <text:p text:style-name="P5"/>
      <text:p text:style-name="P5"/>
      <text:p text:style-name="P5"/>
      <text:p text:style-name="P1"><text:bookmark text:name="page2"/>Certificate</text:p>
      <text:p text:style-name="P5"/>
      <text:p text:style-name="P17">It is certified that the information provided above is correct to the best of my knowledge. I shall try my best to achieve the above targets during the next six months.</text:p>
      <text:p text:style-name="P17"/>
      <text:p text:style-name="P1">Name of the Candidate: <text:s/>Anterpreet Kaur</text:p>
      <text:p text:style-name="P9"/>
      <text:p text:style-name="P5">Signature with date</text:p>
      <text:p text:style-name="P1"/>
      <text:p text:style-name="P1">Certificate:</text:p>
      <text:p text:style-name="P5"/>
      <text:p text:style-name="P5">Progress report of the candidate:</text:p>
      <text:p text:style-name="P8"/>
      <text:p text:style-name="P5">Satisfactory/Unsatisfactory/Need to be improved</text:p>
      <text:p text:style-name="P7"/>
      <text:p text:style-name="P1">Supervisor Name: <text:s/>Prof. Manjit Kaur</text:p>
      <text:p text:style-name="P6"/>
      <text:p text:style-name="P5">Signature with date:</text:p>
      <text:p text:style-name="P4"/>
      <text:p text:style-name="P1">Counter –Signature of the Chairperson</text:p>
      <text:p text:style-name="P14"/>
      <text:p text:style-name="P16"><text:soft-page-break/>WORK DONE</text:p>
      <text:p text:style-name="P15">Physics Problem</text:p>
      <text:p text:style-name="P37"><text:span text:style-name="Strong_20_Emphasis"><text:span text:style-name="T19">I </text:span></text:span><text:span text:style-name="Strong_20_Emphasis"><text:span text:style-name="T23">visited </text:span></text:span><text:span text:style-name="Strong_20_Emphasis"><text:span text:style-name="T20">Fermi National Accelerator Laboratory (Fermilab), Batavia, <text:s/>Chicago, USA </text:span></text:span><text:span text:style-name="Strong_20_Emphasis"><text:span text:style-name="T31">in</text:span></text:span><text:span text:style-name="Strong_20_Emphasis"><text:span text:style-name="T23"> </text:span></text:span><text:span text:style-name="Strong_20_Emphasis"><text:span text:style-name="T20">LPC Guest </text:span></text:span><text:span text:style-name="Strong_20_Emphasis"><text:span text:style-name="T31">&amp; Visitor programme </text:span></text:span><text:span text:style-name="Strong_20_Emphasis"><text:span text:style-name="T20">for a period of six months </text:span></text:span><text:span text:style-name="Strong_20_Emphasis"><text:span text:style-name="T32">from </text:span></text:span><text:span text:style-name="Strong_20_Emphasis"><text:span text:style-name="T20">March 20, 2017 to September 14, 2017. </text:span></text:span><text:span text:style-name="Strong_20_Emphasis"><text:span text:style-name="T24">I worked on </text:span></text:span><text:span text:style-name="Strong_20_Emphasis"><text:span text:style-name="T21">analysis </text:span></text:span><text:span text:style-name="Strong_20_Emphasis"><text:span text:style-name="T30">‘</text:span></text:span><text:span text:style-name="Strong_20_Emphasis"><text:span text:style-name="T42">‘</text:span></text:span><text:span text:style-name="Strong_20_Emphasis"><text:span text:style-name="T46">Search for light scalar resonances decaying to b quarks at √s = 13 TeV’’</text:span></text:span><text:span text:style-name="Strong_20_Emphasis"><text:span text:style-name="T44"> </text:span></text:span><text:span text:style-name="Strong_20_Emphasis"><text:span text:style-name="T45">with DAZSLE group.</text:span></text:span><text:span text:style-name="Strong_20_Emphasis"><text:span text:style-name="T46"> </text:span></text:span><text:span text:style-name="Strong_20_Emphasis"><text:span text:style-name="T43">In this analysis, a </text:span></text:span><text:span text:style-name="Strong_20_Emphasis"><text:span text:style-name="T21">search </text:span></text:span><text:span text:style-name="Strong_20_Emphasis"><text:span text:style-name="T25">is being carried out </text:span></text:span><text:span text:style-name="Strong_20_Emphasis"><text:span text:style-name="T21">for </text:span></text:span><text:span text:style-name="Strong_20_Emphasis"><text:span text:style-name="T26">boosted</text:span></text:span><text:span text:style-name="Strong_20_Emphasis"><text:span text:style-name="T16"> </text:span></text:span><text:span text:style-name="Strong_20_Emphasis"><text:span text:style-name="T21">scalar </text:span></text:span><text:span text:style-name="Strong_20_Emphasis"><text:span text:style-name="T33">or </text:span></text:span><text:span text:style-name="Strong_20_Emphasis"><text:span text:style-name="T21"><text:s/></text:span></text:span><text:span text:style-name="Strong_20_Emphasis"><text:span text:style-name="T26">pseudoscalar </text:span></text:span><text:span text:style-name="Strong_20_Emphasis"><text:span text:style-name="T21">resonances decaying to b quarks in the mass range from 50-500 GeV produced in association with a high transverse momentum jet using 36.4 </text:span></text:span><text:span text:style-name="Strong_20_Emphasis"><text:span text:style-name="T44">fb</text:span></text:span><text:span text:style-name="Strong_20_Emphasis"><text:span text:style-name="T53">−1 </text:span></text:span><text:span text:style-name="Strong_20_Emphasis"><text:span text:style-name="T21">of 2016 at 13 TeV proton-proton collision data collected by C</text:span></text:span><text:span text:style-name="Strong_20_Emphasis"><text:span text:style-name="T39">ompact </text:span></text:span><text:span text:style-name="Strong_20_Emphasis"><text:span text:style-name="T21">M</text:span></text:span><text:span text:style-name="Strong_20_Emphasis"><text:span text:style-name="T39">uon </text:span></text:span><text:span text:style-name="Strong_20_Emphasis"><text:span text:style-name="T21">S</text:span></text:span><text:span text:style-name="Strong_20_Emphasis"><text:span text:style-name="T39">olenoid </text:span></text:span><text:span text:style-name="Strong_20_Emphasis"><text:span text:style-name="T41">(CMS) </text:span></text:span><text:span text:style-name="Strong_20_Emphasis"><text:span text:style-name="T39">experiment </text:span></text:span><text:span text:style-name="Strong_20_Emphasis"><text:span text:style-name="T41">of </text:span></text:span><text:span text:style-name="Strong_20_Emphasis"><text:span text:style-name="T18">LHC (Large Hadron Collider)</text:span></text:span><text:span text:style-name="Strong_20_Emphasis"><text:span text:style-name="T21">. Novel jet substructure and b-tagging methods and background estimation techniques are employed to search for a resonance in the jet mass distribution originating from a new particle in whose decay the b-quarks are merged into a single jet. </text:span></text:span><text:span text:style-name="Strong_20_Emphasis"><text:span text:style-name="T27">The result</text:span></text:span><text:span text:style-name="Strong_20_Emphasis"><text:span text:style-name="T28">s</text:span></text:span><text:span text:style-name="Strong_20_Emphasis"><text:span text:style-name="T27"> are interpreted in context of scalar model with couplings proportional to Higgs </text:span></text:span><text:span text:style-name="T72">Yukawa couplings. </text:span><text:span text:style-name="T73">T</text:span><text:span text:style-name="Strong_20_Emphasis"><text:span text:style-name="T28">his analysis is documented in </text:span></text:span><text:span text:style-name="Strong_20_Emphasis"><text:span text:style-name="T34">the form of </text:span></text:span><text:span text:style-name="Strong_20_Emphasis"><text:span text:style-name="T28">CMS Analysis Note : </text:span></text:span><text:span text:style-name="Strong_20_Emphasis"><text:span text:style-name="T47">AN-2016/384</text:span></text:span><text:span text:style-name="Strong_20_Emphasis"><text:span text:style-name="T28"> and </text:span></text:span><text:span text:style-name="Strong_20_Emphasis"><text:span text:style-name="T13">CMS Physics Analysis Summary </text:span></text:span><text:span text:style-name="Strong_20_Emphasis"><text:span text:style-name="T14">(</text:span></text:span><text:span text:style-name="Strong_20_Emphasis"><text:span text:style-name="T13">PAS</text:span></text:span><text:span text:style-name="Strong_20_Emphasis"><text:span text:style-name="T14">) </text:span></text:span><text:span text:style-name="Strong_20_Emphasis"><text:span text:style-name="T28">: </text:span></text:span><text:span text:style-name="Strong_20_Emphasis"><text:span text:style-name="T47">EXO-17-024</text:span></text:span><text:span text:style-name="Strong_20_Emphasis"><text:span text:style-name="T28">. </text:span></text:span><text:span text:style-name="Strong_20_Emphasis"><text:span text:style-name="T29">The results were presented </text:span></text:span><text:span text:style-name="Strong_20_Emphasis"><text:span text:style-name="T37">to get</text:span></text:span><text:span text:style-name="Strong_20_Emphasis"><text:span text:style-name="T29"> pre-approv</text:span></text:span><text:span text:style-name="Strong_20_Emphasis"><text:span text:style-name="T37">ed</text:span></text:span><text:span text:style-name="Strong_20_Emphasis"><text:span text:style-name="T29"> from CMS Collaboration on 11</text:span></text:span><text:span text:style-name="Strong_20_Emphasis"><text:span text:style-name="T54">th</text:span></text:span><text:span text:style-name="Strong_20_Emphasis"><text:span text:style-name="T29"> December, 2017.</text:span></text:span></text:p>
      <text:p text:style-name="P35"><text:span text:style-name="Strong_20_Emphasis"><text:span text:style-name="T29"/></text:span></text:p>
      <text:p text:style-name="P36"><text:span text:style-name="Strong_20_Emphasis"><text:span text:style-name="T35">I have started thesis writing </text:span></text:span><text:span text:style-name="Strong_20_Emphasis"><text:span text:style-name="T36">on the </text:span></text:span><text:span text:style-name="Strong_20_Emphasis"><text:span text:style-name="T38">work done </text:span></text:span><text:span text:style-name="Strong_20_Emphasis"><text:span text:style-name="T40">in</text:span></text:span><text:span text:style-name="Strong_20_Emphasis"><text:span text:style-name="T13"> </text:span></text:span><text:span text:style-name="Strong_20_Emphasis"><text:span text:style-name="T15">CMS Collaboration, “Determination of the strong coupling constant from the measurement of inclusive multijet event cross sections in pp collisions at </text:span></text:span><text:span text:style-name="Strong_20_Emphasis"><text:span text:style-name="T17">√</text:span></text:span><text:span text:style-name="Strong_20_Emphasis"><text:span text:style-name="T15">s = 8 TeV”, CMS-PAS-SMP-16-008 (2017).</text:span></text:span></text:p>
      <text:p text:style-name="P34"/>
      <text:p text:style-name="P27">Other Activities</text:p>
      <text:list xml:id="list4190868478573336541" text:style-name="L1">
        <text:list-item>
          <text:p text:style-name="P38"><text:span text:style-name="T60">I p</text:span><text:span text:style-name="T58">resented a p</text:span><text:span text:style-name="T57">lenary talk on “</text:span><text:span text:style-name="T61">Measurements of event properties and multi-differential jet cross sections and impact of CMS measurements on Proton Structure and QCD parameters”</text:span><text:span text:style-name="T57"> at <text:s/>ISMD 2017: XLVII International Symposium on Multiparticle Dynamics, 11-15 Sep 2017, Tlaxcala City (Mexico). </text:span><text:span text:style-name="T59">The proceedings of this talk will get published </text:span><text:span text:style-name="T62">on-line on the EPJ Web of Conferences. </text:span></text:p>
        </text:list-item>
        <text:list-item>
          <text:p text:style-name="P39"><text:span text:style-name="T67">I also w</text:span><text:span text:style-name="T63">orked for s</text:span><text:span text:style-name="T64">oftware development of a tool called Historic DQM (HDQM) in <text:s/>Data Quality Monitoring (DQM) group of CMS. This tool is beneficial to study and check stability of various sub-detectors with time. </text:span></text:p>
        </text:list-item>
        <text:list-item>
          <text:p text:style-name="P39"><text:span text:style-name="T68">I t</text:span><text:span text:style-name="T65">ook o</text:span><text:span text:style-name="T64">ffline </text:span><text:span text:style-name="T55">Muon DOC3 Certification Shifts </text:span><text:span text:style-name="T69">for three weeks </text:span><text:span text:style-name="T70">from </text:span><text:span text:style-name="T69">19th September, 2017 to 10th October, 2017.</text:span></text:p>
        </text:list-item>
      </text:list>
      <text:p text:style-name="P28"><text:span text:style-name="T66"><text:s/></text:span><text:span text:style-name="T56"><text:line-break/>Future Plans</text:span></text:p>
      <text:list xml:id="list4227857045022662611" text:style-name="L2">
        <text:list-item>
          <text:p text:style-name="P20">To <text:span text:style-name="T74">submit the thesis.</text:span></text:p>
        </text:list-item>
        <text:list-item>
          <text:p text:style-name="P21">To continue working on <text:span text:style-name="T75">analysis </text:span>AN-16-384.</text:p>
        </text:list-item>
        <text:list-item>
          <text:p text:style-name="P22"><text:span text:style-name="T8">To </text:span><text:span text:style-name="T9">participate in workshops, seminars and to attend academic</text:span><text:span text:style-name="T8"> lecture</text:span><text:span text:style-name="T9">s</text:span><text:span text:style-name="T8">.</text:span><text:span text:style-name="T11"> <text:s text:c="2"/></text:span></text:p>
        </text:list-item>
      </text:list>
      <text:p text:style-name="P26"/>
      <text:p text:style-name="P26"/>
      <text:p text:style-name="P26"/>
      <text:p text:style-name="P26"/>
      <text:p text:style-name="P26"><text:s text:c="20"/></text:p>
      <text:p text:style-name="P24"><text:span text:style-name="T10">ANTERPREET KAUR</text:span><text:span text:style-name="T12">,<text:tab/></text:span></text:p>
      <text:p text:style-name="P23"><text:span text:style-name="T7"><text:s text:c="64"/></text:span><text:span text:style-name="T12">DEPARTMENT OF PHYSICS, <text:s text:c="70"/></text:span></text:p>
      <text:p text:style-name="P25"><text:span text:style-name="T7"><text:s text:c="72"/></text:span><text:span text:style-name="T12">PANJAB UNIVERSITY, CHANDIGAR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serif" svg:font-family="serif"/>
    <style:font-face style:name="Nimbus Roman No9 L2" svg:font-family="'Nimbus Roman No9 L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imbus Roman No9 L3" svg:font-family="'Nimbus Roman No9 L', 'Times New Roman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Times New Roman" style:font-family-asian="'Times New Roman'" style:font-family-generic-asian="roman" style:font-pitch-asian="variable" style:font-size-asian="11pt" style:language-asian="en" style:country-asian="I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zh" style:country-asian="CN" style:font-size-complex="12pt"/>
    </style:style>
    <style:style style:name="WW8Num1z0" style:family="text">
      <style:text-properties fo:color="#000000" style:font-name="Nimbus Roman No9 L" fo:font-family="'Nimbus Roman No9 L', 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fo:font-weight="bold" style:font-weight-asian="bold" style:font-name-complex="OpenSymbol" style:font-family-complex="OpenSymbol, 'Arial Unicode MS'" style:font-weight-complex="bold"/>
    </style:style>
    <style:style style:name="WW8Num4z1" style:family="text">
      <style:text-properties style:font-name="OpenSymbol" fo:font-family="OpenSymbol, 'Arial Unicode MS'" fo:font-weight="bold" style:font-weight-asian="bold" style:font-name-complex="OpenSymbol" style:font-family-complex="OpenSymbol, 'Arial Unicode MS'" style:font-weight-complex="bold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fo:font-size="12pt" fo:font-weight="bold" style:font-name-asian="OpenSymbol" style:font-family-asian="OpenSymbol, 'Arial Unicode MS'" style:font-size-asian="10.5pt" style:font-weight-asian="bold" style:font-name-complex="OpenSymbol" style:font-family-complex="OpenSymbol, 'Arial Unicode MS'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2pt" fo:font-weight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2" text:style-name="WW8Num1z0" style:num-suffix="." style:num-format="1" text:start-value="5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number>
      <text:list-level-style-number text:level="3" text:style-name="WW8Num1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1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1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1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1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1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1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2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2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2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2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2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2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u thakur</meta:initial-creator>
    <meta:creation-date>2015-01-08T17:34:00</meta:creation-date>
    <dc:date>2018-01-08T11:06:11.601867354</dc:date>
    <meta:print-date>2015-01-19T11:18:00</meta:print-date>
    <meta:editing-cycles>137</meta:editing-cycles>
    <meta:editing-duration>PT11H12M23S</meta:editing-duration>
    <meta:generator>LibreOffice/5.1.6.2$Linux_X86_64 LibreOffice_project/10m0$Build-2</meta:generator>
    <meta:document-statistic meta:table-count="0" meta:image-count="0" meta:object-count="0" meta:page-count="2" meta:paragraph-count="42" meta:word-count="626" meta:character-count="4217" meta:non-whitespace-character-count="3388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